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18pt" officeooo:rsid="000b3761" officeooo:paragraph-rsid="000b3761" style:font-size-asian="18pt" style:font-size-complex="18pt"/>
    </style:style>
    <style:style style:name="P2" style:family="paragraph" style:parent-style-name="Standard">
      <style:text-properties style:font-name="FreeMono" fo:font-size="18pt" fo:font-weight="normal" officeooo:rsid="000b3761" officeooo:paragraph-rsid="000b3761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FreeMono" fo:font-size="18pt" fo:font-weight="normal" officeooo:rsid="000ce0ff" officeooo:paragraph-rsid="000ce0ff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FreeMono" fo:font-size="18pt" fo:font-weight="normal" officeooo:rsid="000e876c" officeooo:paragraph-rsid="000e876c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FreeMono" fo:font-size="18pt" fo:font-weight="normal" officeooo:rsid="000e876c" officeooo:paragraph-rsid="000e876c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FreeMono" fo:font-size="18pt" fo:font-weight="normal" officeooo:rsid="0011960f" officeooo:paragraph-rsid="0011960f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FreeMono" fo:font-size="18pt" fo:font-weight="normal" officeooo:rsid="000b3761" officeooo:paragraph-rsid="000b3761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FreeMono" fo:font-size="18pt" fo:font-style="italic" style:text-underline-style="solid" style:text-underline-width="auto" style:text-underline-color="font-color" fo:font-weight="bold" officeooo:rsid="000b3761" officeooo:paragraph-rsid="000b3761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0ce0ff"/>
    </style:style>
    <style:style style:name="T2" style:family="text">
      <style:text-properties officeooo:rsid="000e876c"/>
    </style:style>
    <style:style style:name="T3" style:family="text">
      <style:text-properties officeooo:rsid="00119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INTER_WORKSHOP_IP</text:p>
      <text:p text:style-name="P8">DAY 3</text:p>
      <text:p text:style-name="P8">DOCUMENTATION</text:p>
      <text:p text:style-name="P2">Object detection using graph theory</text:p>
      <text:p text:style-name="P2">-DFS(depth first search)</text:p>
      <text:p text:style-name="P2">just like stacks.start from a node and visit <text:s/>its unvisited neighbour till you reach end.then return to previous node and make it node.</text:p>
      <text:p text:style-name="P2">-BFS(breadth first search)</text:p>
      <text:p text:style-name="P2">using queues.search is done in layers.that means start from a node and visit all neighbours .</text:p>
      <text:p text:style-name="P2">-<text:span text:style-name="T1">Sobel Function</text:span></text:p>
      <text:p text:style-name="P3">for edge detection in grayscale images.at edges the derivative of intensity changes abruptly.at other places it is zero. We used a matrix to find gradient.also improved Scharr matrix can be used</text:p>
      <text:p text:style-name="P3">-Canny Function</text:p>
      <text:p text:style-name="P3"><text:span text:style-name="T2">it is </text:span>inbuilt function .does</text:p>
      <text:p text:style-name="P3">1.Gaussian blur</text:p>
      <text:p text:style-name="P3">2.Sobel filter</text:p>
      <text:p text:style-name="P3">3.<text:span text:style-name="T2">Non maximum supression</text:span></text:p>
      <text:p text:style-name="P4">4.Hysterisis thresholding</text:p>
      <text:p text:style-name="P4">syntax:</text:p>
      <text:p text:style-name="P4">Canny(source,dest,low,high);</text:p>
      <text:p text:style-name="P4">-<text:span text:style-name="T3">WebCam</text:span></text:p>
      <text:p text:style-name="P6"/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4:31:45.142952010</meta:creation-date>
    <dc:date>2017-12-12T17:46:41.392004658</dc:date>
    <meta:editing-duration>PT14M4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06" meta:character-count="722" meta:non-whitespace-character-count="633"/>
  </office:meta>
</office:document-meta>
</file>